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ヒラギノ丸ゴ ProN" svg:font-family="'ヒラギノ丸ゴ Pro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41.47mm"/>
    </style:style>
    <style:style style:name="co3" style:family="table-column">
      <style:table-column-properties fo:break-before="auto" style:column-width="12.52mm"/>
    </style:style>
    <style:style style:name="co4" style:family="table-column">
      <style:table-column-properties fo:break-before="auto" style:column-width="61mm"/>
    </style:style>
    <style:style style:name="co5" style:family="table-column">
      <style:table-column-properties fo:break-before="auto" style:column-width="128.3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74pt solid #000000"/>
      <style:text-properties style:font-name="ヒラギノ丸ゴ ProN" style:font-name-asian="ヒラギノ丸ゴ ProN"/>
    </style:style>
    <style:style style:name="ce2" style:family="table-cell" style:parent-style-name="Default">
      <style:table-cell-properties fo:border="0.74pt solid #000000"/>
      <style:text-properties style:font-name="ヒラギノ丸ゴ ProN" style:font-name-asian="ヒラギノ丸ゴ ProN"/>
    </style:style>
    <style:style style:name="ce3" style:family="table-cell" style:parent-style-name="Default">
      <style:text-properties style:font-name="ヒラギノ丸ゴ ProN" style:font-name-asian="ヒラギノ丸ゴ ProN"/>
    </style:style>
    <style:style style:name="ce4" style:family="table-cell" style:parent-style-name="Default">
      <style:table-cell-properties fo:background-color="#cccccc" style:text-align-source="fix" style:repeat-content="false" fo:border="0.74pt solid #000000"/>
      <style:paragraph-properties fo:text-align="end" fo:margin-left="0mm"/>
      <style:text-properties style:font-name="ヒラギノ丸ゴ ProN" style:font-name-asian="ヒラギノ丸ゴ Pro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mm"/>
      <style:text-properties style:font-name="ヒラギノ丸ゴ ProN" style:font-name-asian="ヒラギノ丸ゴ Pro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ヒラギノ丸ゴ ProN" style:font-name-asian="ヒラギノ丸ゴ ProN"/>
    </style:style>
  </office:automatic-styles>
  <office:body>
    <office:spreadsheet>
      <table:calculation-settings table:automatic-find-labels="false" table:use-regular-expressions="false" table:use-wildcards="true"/>
      <table:table table:name="Z80-CPUB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部品番号</text:p>
          </table:table-cell>
          <table:table-cell table:style-name="ce1" office:value-type="string" calcext:value-type="string">
            <text:p>仕様</text:p>
          </table:table-cell>
          <table:table-cell table:style-name="ce4" office:value-type="string" calcext:value-type="string">
            <text:p>数量</text:p>
          </table:table-cell>
          <table:table-cell table:style-name="ce1" office:value-type="string" calcext:value-type="string">
            <text:p>代替可能品</text:p>
          </table:table-cell>
          <table:table-cell table:style-name="ce1" office:value-type="string" calcext:value-type="string">
            <text:p><text:s/>Footpri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Z84C0020PEC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Z80 CMOSタイプ</text:p>
          </table:table-cell>
          <table:table-cell table:style-name="ce2" office:value-type="string" calcext:value-type="string">
            <text:p>Housings_DIP:DIP-40_W15.24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74HC14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74LS14</text:p>
          </table:table-cell>
          <table:table-cell table:style-name="ce2" office:value-type="string" calcext:value-type="string">
            <text:p>Housings_DIP:DIP-14_W7.62mm_Sock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74HC04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74HCU04 (CMOS必須)</text:p>
          </table:table-cell>
          <table:table-cell table:style-name="ce2" office:value-type="string" calcext:value-type="string">
            <text:p>Housings_DIP:DIP-14_W7.62mm_Sock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74HC32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74LS32</text:p>
          </table:table-cell>
          <table:table-cell table:style-name="ce2" office:value-type="string" calcext:value-type="string">
            <text:p>Housings_DIP:DIP-14_W7.62mm_Sock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1、C3、C4、C5</text:p>
          </table:table-cell>
          <table:table-cell table:style-name="ce2" office:value-type="string" calcext:value-type="string">
            <text:p>0.1μF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積層セラミックコンデンサ</text:p>
          </table:table-cell>
          <table:table-cell table:style-name="ce2" office:value-type="string" calcext:value-type="string">
            <text:p>Capacitors_THT:C_Rect_L4.0mm_W2.5mm_P2.50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47μF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電解コンデンサ</text:p>
          </table:table-cell>
          <table:table-cell table:style-name="ce2" office:value-type="string" calcext:value-type="string">
            <text:p>Capacitors_THT:CP_Radial_D4.0mm_P2.00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6、C7</text:p>
          </table:table-cell>
          <table:table-cell table:style-name="ce2" office:value-type="string" calcext:value-type="string">
            <text:p>22p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積層セラミックコンデンサ</text:p>
          </table:table-cell>
          <table:table-cell table:style-name="ce2" office:value-type="string" calcext:value-type="string">
            <text:p>Capacitors_THT:C_Rect_L4.0mm_W2.5mm_P2.50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100μF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電解コンデンサ</text:p>
          </table:table-cell>
          <table:table-cell table:style-name="ce2" office:value-type="string" calcext:value-type="string">
            <text:p>Capacitors_THT:CP_Radial_D7.5mm_P2.50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1N4148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小電力ダイオード</text:p>
          </table:table-cell>
          <table:table-cell table:style-name="ce2" office:value-type="string" calcext:value-type="string">
            <text:p>Diodes_THT:D_DO-41_SOD81_P10.16mm_Horizon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OSRRH23133A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LEDs:LED_D3.0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HIF3FC-40PA-2.54DS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40 ピン L 型ボックスヘッダ</text:p>
          </table:table-cell>
          <table:table-cell table:style-name="ce2" office:value-type="string" calcext:value-type="string">
            <text:p>Pin_Headers:Pin_Header_Angled_2x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MJ-179PH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2.1mm φ 平脚DCジャック</text:p>
          </table:table-cell>
          <table:table-cell table:style-name="ce2" office:value-type="string" calcext:value-type="string">
            <text:p>Connectors:JACK_ALI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3.3kΩ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カーボン抵抗</text:p>
          </table:table-cell>
          <table:table-cell table:style-name="ce2" office:value-type="string" calcext:value-type="string">
            <text:p>Resistors_THT:R_Axial_DIN0207_L6.3mm_D2.5mm_P7.62mm_Horizon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2.2kΩ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カーボン抵抗</text:p>
          </table:table-cell>
          <table:table-cell table:style-name="ce2" office:value-type="string" calcext:value-type="string">
            <text:p>Resistors_THT:R_Axial_DIN0207_L6.3mm_D2.5mm_P7.62mm_Horizon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1kΩ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カーボン抵抗</text:p>
          </table:table-cell>
          <table:table-cell table:style-name="ce2" office:value-type="string" calcext:value-type="string">
            <text:p>Resistors_THT:R_Axial_DIN0207_L6.3mm_D2.5mm_P7.62mm_Horizon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1MΩ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カーボン抵抗</text:p>
          </table:table-cell>
          <table:table-cell table:style-name="ce2" office:value-type="string" calcext:value-type="string">
            <text:p>Resistors_THT:R_Axial_DIN0207_L6.3mm_D2.5mm_P7.62mm_Horizon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4.7kΩ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カーボン抵抗</text:p>
          </table:table-cell>
          <table:table-cell table:style-name="ce2" office:value-type="string" calcext:value-type="string">
            <text:p>Resistors_THT:R_Axial_DIN0207_L6.3mm_D2.5mm_P7.62mm_Horizon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N1</text:p>
          </table:table-cell>
          <table:table-cell table:style-name="ce2" office:value-type="string" calcext:value-type="string">
            <text:p>L091S103LF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10kΩ 8素子 9pin 集合抵抗</text:p>
          </table:table-cell>
          <table:table-cell table:style-name="ce2" office:value-type="string" calcext:value-type="string">
            <text:p>Resistors_THT:R_Array_SIP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SS-12D00-G5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スライドスイッチ</text:p>
          </table:table-cell>
          <table:table-cell table:style-name="ce2" office:value-type="string" calcext:value-type="string">
            <text:p>digikey-footprints:Switch_Slide_11.6x4mm_EG12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W1</text:p>
          </table:table-cell>
          <table:table-cell table:style-name="ce2" office:value-type="string" calcext:value-type="string">
            <text:p>DTS-6-V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小型タクトスイッチ</text:p>
          </table:table-cell>
          <table:table-cell table:style-name="ce2" office:value-type="string" calcext:value-type="string">
            <text:p>Buttons_Switches_THT:SW_PUSH_6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HC49/US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水晶振動子 7.3728MHz</text:p>
          </table:table-cell>
          <table:table-cell table:style-name="ce2" office:value-type="string" calcext:value-type="string">
            <text:p>Crystals:Crystal_HC49-4H_Vertical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Z80-CPUB'.A1:'Z80-CPUB'.E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ヒラギノ丸ゴ ProN" svg:font-family="'ヒラギノ丸ゴ Pro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ヒラギノ明朝 ProN" style:font-family-asian="'ヒラギノ明朝 ProN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00/00/00</text:date>, <text:time style:data-style-name="N2" text:time-value="21:56:33.08292514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8T21:56:56.516700969</dc:date>
    <meta:editing-duration>PT5M53S</meta:editing-duration>
    <meta:editing-cycles>4</meta:editing-cycles>
    <meta:generator>LibreOffice/5.4.1.2$MacOSX_X86_64 LibreOffice_project/ea7cb86e6eeb2bf3a5af73a8f7777ac570321527</meta:generator>
    <meta:document-statistic meta:table-count="1" meta:cell-count="110" meta:object-count="0"/>
  </office:meta>
</office:document-meta>
</file>